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0fce12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officeooo:paragraph-rsid="00194369" fo:background-color="transparent" style:font-name-asian="Liberation Serif" style:font-name-complex="Liberation Serif"/>
    </style:style>
    <style:style style:name="T1" style:family="text">
      <style:text-properties officeooo:rsid="000b1bf4"/>
    </style:style>
    <style:style style:name="T2" style:family="text">
      <style:text-properties officeooo:rsid="000c22ab"/>
    </style:style>
    <style:style style:name="T3" style:family="text">
      <style:text-properties officeooo:rsid="000c6853"/>
    </style:style>
    <style:style style:name="T4" style:family="text">
      <style:text-properties officeooo:rsid="000fce12"/>
    </style:style>
    <style:style style:name="T5" style:family="text">
      <style:text-properties officeooo:rsid="00143db4"/>
    </style:style>
    <style:style style:name="T6" style:family="text">
      <style:text-properties officeooo:rsid="00194369"/>
    </style:style>
    <style:style style:name="T7" style:family="text">
      <style:text-properties officeooo:rsid="001a66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Modelo Fisico</text:p>
      <text:p text:style-name="P1">4.1 Scripts SQL</text:p>
      <text:p text:style-name="P3"/>
      <text:p text:style-name="P1">Criando relação Pessoa</text:p>
      <text:p text:style-name="P1"><text:tab/>CREATE TABLE Pessoa(</text:p>
      <text:p text:style-name="P1"><text:tab/>cpf VARCHAR(20),</text:p>
      <text:p text:style-name="P1"><text:tab/>nome VARCHAR(100) NOT NULL,</text:p>
      <text:p text:style-name="P1"><text:tab/>telefone VARCHAR(20) NOT NULL,</text:p>
      <text:p text:style-name="P5"><text:tab/><text:span text:style-name="T6">CONSTRAINT PK </text:span>PRIMARY KEY(cpf)</text:p>
      <text:p text:style-name="P1"><text:tab/>);</text:p>
      <text:p text:style-name="P3"/>
      <text:p text:style-name="P1">Criando a relação Funcionario</text:p>
      <text:p text:style-name="P1"><text:tab/>CREATE TABLE Funcionario(</text:p>
      <text:p text:style-name="P1"><text:tab/>cpfPessoa VARCHAR(20),</text:p>
      <text:p text:style-name="P1"><text:tab/>cargo VARCHAR(20) NOT NULL,</text:p>
      <text:p text:style-name="P1"><text:tab/>dataAdmissao DATE NOT NULL,</text:p>
      <text:p text:style-name="P1"><text:tab/>rua VARCHAR(100) NOT NULL,</text:p>
      <text:p text:style-name="P1"><text:tab/>bairro VARCHAR(100) NOT NULL,</text:p>
      <text:p text:style-name="P1"><text:tab/>cidade VARCHAR(<text:span text:style-name="T1">100</text:span>) NOT NULL,</text:p>
      <text:p text:style-name="P1"><text:tab/>status VARCHAR(20) NOT NULL,</text:p>
      <text:p text:style-name="P5"><text:tab/><text:span text:style-name="T6">CONSTRAINT PK </text:span>PRIMARY KEY (cpfPessoa),</text:p>
      <text:p text:style-name="P5"><text:tab/><text:span text:style-name="T6">CONSTRAINT FK</text:span> FOREIGN KEY(cpfPessoa) REFERENCES Pessoa(<text:span text:style-name="T2">CPF</text:span>),</text:p>
      <text:p text:style-name="P1"><text:tab/><text:span text:style-name="T6">)</text:span>;</text:p>
      <text:p text:style-name="P3"/>
      <text:p text:style-name="P1">Criando a relação Cliente</text:p>
      <text:p text:style-name="P1"><text:tab/>CREATE TABLE Cliente(</text:p>
      <text:p text:style-name="P1"><text:tab/>CPFPessoa VARCHAR(20),</text:p>
      <text:p text:style-name="P1"><text:tab/>Email VARCHAR(<text:span text:style-name="T3">100</text:span>) NOT NULL UNIQUE,</text:p>
      <text:p text:style-name="P5"><text:tab/><text:span text:style-name="T6">CONSTRAINT PK </text:span>PRIMARY KEY(CPFPessoa),</text:p>
      <text:p text:style-name="P5"><text:tab/><text:span text:style-name="T6">CONSTRAINT FK </text:span>FOREIGN KEY(CPFPessoa) REFERENCES Pessoa(CPF)</text:p>
      <text:p text:style-name="P1"><text:tab/>);</text:p>
      <text:p text:style-name="P3"/>
      <text:p text:style-name="P1">Criando a relação Salario <text:s/>//<text:span text:style-name="T4">REVER APOS PERGUNTAR SOBRE CHAVE PRIMARIA</text:span></text:p>
      <text:p text:style-name="P1"><text:tab/>CREATE TABLE Salario(</text:p>
      <text:p text:style-name="P1"><text:tab/>Valor REAL NOT NULL,</text:p>
      <text:p text:style-name="P1"><text:tab/>Data DATE NOT NULL,</text:p>
      <text:p text:style-name="P1"><text:tab/>Funcionario VARCHAR(20) NOT NULL,</text:p>
      <text:p text:style-name="P1"><text:tab/>Hora TIMESTAMP NOT NULL,</text:p>
      <text:p text:style-name="P1"><text:tab/>CodDespesa INT NOT NULL,</text:p>
      <text:p text:style-name="P5"><text:tab/><text:span text:style-name="T6">CONSTRAINT PK </text:span>PRIMARY KEY(Funcionario),</text:p>
      <text:p text:style-name="P1"><text:tab/>FOREIGN KEY(CodDespesa) REFERENCES Despesa(CodDespesa)</text:p>
      <text:p text:style-name="P1"><text:tab/>FOREIGN KEY(Funcionario) REFERENCES Funcionario(CPFPessoa)</text:p>
      <text:p text:style-name="P5"><text:span text:style-name="T5"><text:tab/>CONSTRAINT SalPositivo </text:span>CHECK(<text:span text:style-name="T6">Valor</text:span>&gt;0)</text:p>
      <text:p text:style-name="P1"><text:tab/>);</text:p>
      <text:p text:style-name="P3"/>
      <text:p text:style-name="P1">Criando a relação Fornecedor</text:p>
      <text:p text:style-name="P1"><text:tab/>CREATE TABLE Fornecedor(</text:p>
      <text:p text:style-name="P1"><text:tab/>CNPJ VARCHAR(<text:span text:style-name="T4">2</text:span>0),</text:p>
      <text:p text:style-name="P1"><text:tab/>Nome VARCHAR(<text:span text:style-name="T4">100</text:span>) NOT NULL,</text:p>
      <text:p text:style-name="P1"><text:tab/>Telefone VARCHAR(20) NOT NULL,</text:p>
      <text:p text:style-name="P1"><text:tab/>Cidade VARCHAR(50) NOT NULL,</text:p>
      <text:p text:style-name="P1"><text:tab/>Rua VARCHAR(100) NOT NULL,</text:p>
      <text:p text:style-name="P2"><text:tab/>Bairro VARCHAR(100) NOT NULL,</text:p>
      <text:p text:style-name="P5"><text:soft-page-break/><text:tab/><text:span text:style-name="T6">CONSTRAINT PK </text:span>PRIMARY KEY(CNPJ),</text:p>
      <text:p text:style-name="P1"><text:tab/>);</text:p>
      <text:p text:style-name="P1"/>
      <text:p text:style-name="P1"/>
      <text:p text:style-name="P1">Criando a relação Despesa</text:p>
      <text:p text:style-name="P1"><text:tab/>CREATE TABLE Despesa(</text:p>
      <text:p text:style-name="P1"><text:tab/>CodDespesa SERIAL,</text:p>
      <text:p text:style-name="P1"><text:tab/>Valor REAL NOT NULL,</text:p>
      <text:p text:style-name="P1"><text:tab/>Data DATE NOT NULL,</text:p>
      <text:p text:style-name="P5"><text:tab/><text:span text:style-name="T6">CONSTRAINT PK </text:span>PRIMARY KEY(CodDespesa),</text:p>
      <text:p text:style-name="P5"><text:tab/><text:span text:style-name="T5">CONSTRAINT DespPositiva </text:span>CHECK(<text:span text:style-name="T6">Valor</text:span>&gt;0)</text:p>
      <text:p text:style-name="P1"><text:tab/>);</text:p>
      <text:p text:style-name="P1"/>
      <text:p text:style-name="P1">Criando a relação Compra</text:p>
      <text:p text:style-name="P1"><text:tab/>CREATE TABLE Compra(</text:p>
      <text:p text:style-name="P1"><text:tab/>CodCompra SERIAL,</text:p>
      <text:p text:style-name="P1"><text:tab/>Valor REAL NOT NULL,</text:p>
      <text:p text:style-name="P1"><text:tab/>Quantidade INT NOT NULL,</text:p>
      <text:p text:style-name="P1"><text:tab/>Data DATE NOT NULL,</text:p>
      <text:p text:style-name="P1"><text:tab/>Fornecedor VARCHAR(20) NOT NULL,</text:p>
      <text:p text:style-name="P1"><text:tab/>Hora TIMESTAMP NOT NULL,</text:p>
      <text:p text:style-name="P1"><text:tab/>CodDespesa INT NOT NULL,</text:p>
      <text:p text:style-name="P5"><text:tab/><text:span text:style-name="T6">CONSTRAINT PK </text:span>PRIMARY KEY <text:s/>PRIMARY KEY(CodCompra),</text:p>
      <text:p text:style-name="P1"><text:tab/>FOREIGN KEY(Fornecedor) REFERENCES Fornecedor(CNPJ),</text:p>
      <text:p text:style-name="P1"><text:tab/>FOREIGN KEY(CodDespesa) REFERENCES Despesa(CodDespesa),</text:p>
      <text:p text:style-name="P5"><text:tab/><text:span text:style-name="T5">CONSTRAINT CompraPositiva </text:span>CHECK(<text:span text:style-name="T6">Valor</text:span>&gt;0)</text:p>
      <text:p text:style-name="P1"><text:tab/>);</text:p>
      <text:p text:style-name="P1"/>
      <text:p text:style-name="P1">Criando a relação CompraProduto</text:p>
      <text:p text:style-name="P1"><text:tab/>CREATE TABLE CompraProduto(</text:p>
      <text:p text:style-name="P1"><text:tab/>CodProduto INT,</text:p>
      <text:p text:style-name="P1"><text:tab/>CodCompra INT,</text:p>
      <text:p text:style-name="P5"><text:tab/><text:span text:style-name="T6">CONSTRAINT PK </text:span>PRIMARY KEY(CodProduto, CodCompra),</text:p>
      <text:p text:style-name="P1"><text:tab/>FOREIGN KEY(CodProduto) REFERENCES Produto(Codigo),</text:p>
      <text:p text:style-name="P1"><text:tab/>FOREIGN KEY(CodCompra) REFERENCES Compra(CodCompra)</text:p>
      <text:p text:style-name="P1"><text:tab/>);</text:p>
      <text:p text:style-name="P1"/>
      <text:p text:style-name="P1">Criando a relação Produto</text:p>
      <text:p text:style-name="P1"><text:tab/>CREATE TABLE Produto(</text:p>
      <text:p text:style-name="P1"><text:tab/>Codigo SERIAL,</text:p>
      <text:p text:style-name="P1"><text:tab/>Tamanho VARCHAR(2) NOT NULL,</text:p>
      <text:p text:style-name="P1"><text:tab/>Status VARCHAR(12) NOT NULL,</text:p>
      <text:p text:style-name="P1"><text:tab/>Nome VARCHAR(20) NOT NULL,</text:p>
      <text:p text:style-name="P1"><text:tab/>Preço REAL NOT NULL,</text:p>
      <text:p text:style-name="P5"><text:tab/><text:span text:style-name="T6">CONSTRAINT PK </text:span>PRIMARY KEY <text:span text:style-name="T6">(</text:span>Codigo),</text:p>
      <text:p text:style-name="P5"><text:tab/><text:span text:style-name="T6">CONSTRAINT PrecoPositivo </text:span>CHECK(<text:span text:style-name="T6">Preçor</text:span>&gt;0)</text:p>
      <text:p text:style-name="P1"><text:tab/>)</text:p>
      <text:p text:style-name="P1"/>
      <text:p text:style-name="P1">Criando a relação Venda</text:p>
      <text:p text:style-name="P1"><text:tab/>CREATE TABLE Venda(</text:p>
      <text:p text:style-name="P1"><text:tab/>CodVenda SERIAL,</text:p>
      <text:p text:style-name="P1"><text:tab/>Data DATE NOT NULL,</text:p>
      <text:p text:style-name="P1"><text:soft-page-break/><text:tab/>Hora TIMESTAMP NOT NULL,</text:p>
      <text:p text:style-name="P1"><text:tab/>Total REAL NOT NULL,</text:p>
      <text:p text:style-name="P1"><text:tab/>Funcionario VARCHAR(20) NOT NULL,</text:p>
      <text:p text:style-name="P1"><text:tab/>Cliente VARCHAR(20) NOT NULL,</text:p>
      <text:p text:style-name="P5"><text:tab/><text:span text:style-name="T6">CONSTRAINT PK </text:span>PRIMARY KEY(CodVenda),</text:p>
      <text:p text:style-name="P1"><text:tab/>FOREIGN KEY(Funcionario) REFERENCES Funcionario(CPFPessoa)</text:p>
      <text:p text:style-name="P1"><text:tab/>FOREIGN KEY(Cliente) REFERENCES Cliente(CPFPessoa)</text:p>
      <text:p text:style-name="P1"><text:tab/>)</text:p>
      <text:p text:style-name="P1"/>
      <text:p text:style-name="P1">Criando a relação Entrada</text:p>
      <text:p text:style-name="P1"><text:tab/>CREATE TABLE Entrada(</text:p>
      <text:p text:style-name="P1"><text:tab/>CodEntrada SERIAL,</text:p>
      <text:p text:style-name="P1"><text:tab/>CodVenda INT NOT NULL,</text:p>
      <text:p text:style-name="P1"><text:tab/>Valor REAL NOT NULL,</text:p>
      <text:p text:style-name="P1"><text:tab/>Data DATE NOT NULL,</text:p>
      <text:p text:style-name="P5"><text:tab/><text:span text:style-name="T6">CONSTRAINT PK </text:span>PRIMARY KEY <text:span text:style-name="T6">(</text:span>CodEntrada),</text:p>
      <text:p text:style-name="P1"><text:tab/>FOREIGN KEY(CodVenda) REFERENCES Venda(CodVenda)</text:p>
      <text:p text:style-name="P5"><text:tab/><text:span text:style-name="T5">CONSTRAINT EntradaPositiva </text:span>CHECK(<text:span text:style-name="T6">Valor</text:span>&gt;0)</text:p>
      <text:p text:style-name="P1"><text:tab/>)</text:p>
      <text:p text:style-name="P1"/>
      <text:p text:style-name="P1">Criando a relação CartaoCredito</text:p>
      <text:p text:style-name="P1"><text:tab/>CREATE TABLE CartaoCredito(</text:p>
      <text:p text:style-name="P1"><text:tab/>Numero INT,</text:p>
      <text:p text:style-name="P1"><text:tab/>Bandeira INT NOT NULL,</text:p>
      <text:p text:style-name="P5"><text:tab/><text:span text:style-name="T6">CONSTRAINT PK </text:span>PRIMARY KEY(Numero)</text:p>
      <text:p text:style-name="P1"><text:tab/>)</text:p>
      <text:p text:style-name="P1"/>
      <text:p text:style-name="P1">Criando a relação VendaCartao</text:p>
      <text:p text:style-name="P1"><text:tab/>CREATE TABLE VendaCartao(</text:p>
      <text:p text:style-name="P1"><text:tab/>NumCartao INT,</text:p>
      <text:p text:style-name="P1"><text:tab/>CodVenda INT NOT NULL,</text:p>
      <text:p text:style-name="P1"><text:tab/>NumParcelas INT NOT NULL,</text:p>
      <text:p text:style-name="P5"><text:tab/><text:span text:style-name="T6">CONSTRAINT PK </text:span>PRIMARY KEY(NumCartao),</text:p>
      <text:p text:style-name="P1"><text:tab/>FOREIGN KEY(NumCartao) REFERENCES CartaoCredito(Numero),</text:p>
      <text:p text:style-name="P1"><text:tab/>FOREIGN KEY(CodVenda) REFERENCES Venda(CodVenda)</text:p>
      <text:p text:style-name="P1"><text:tab/>)</text:p>
      <text:p text:style-name="P1"/>
      <text:p text:style-name="P1">//<text:span text:style-name="T7">POVOAR TABEL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2T08:43:46.904003437</dc:date>
    <meta:editing-duration>PT18H57M14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3" meta:paragraph-count="128" meta:word-count="441" meta:character-count="3519" meta:non-whitespace-character-count="3092"/>
  </office:meta>
</office:document-meta>
</file>